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style-name="ce14" office:value-type="string" calcext:value-type="string">
            <text:p>rate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Measure; calcu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v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 table:number-rows-repeated="10482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0:44:19.6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27T11:04:34.367000000</dc:date>
    <meta:editing-duration>P2DT5H32M37S</meta:editing-duration>
    <meta:editing-cycles>558</meta:editing-cycles>
    <meta:generator>LibreOffice/24.8.3.2$Windows_X86_64 LibreOffice_project/48a6bac9e7e268aeb4c3483fcf825c94556d9f92</meta:generator>
    <meta:document-statistic meta:table-count="1" meta:cell-count="758" meta:object-count="0"/>
  </office:meta>
</office:document-meta>
</file>